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B000000170AB0D750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ext_20_body">
      <style:paragraph-properties fo:margin-left="0.741cm" fo:margin-right="0cm" fo:text-indent="0cm" style:auto-text-indent="false" fo:break-before="page"/>
      <style:text-properties fo:font-size="6pt" style:font-size-asian="6pt" style:font-size-complex="6pt"/>
    </style:style>
    <style:style style:name="P3" style:family="paragraph" style:parent-style-name="Text_20_body">
      <style:paragraph-properties fo:margin-left="0.741cm" fo:margin-right="0cm" fo:text-indent="0cm" style:auto-text-indent="false"/>
      <style:text-properties fo:font-size="6pt" style:font-size-asian="6pt" style:font-size-complex="6pt"/>
    </style:style>
    <style:style style:name="P4" style:family="paragraph" style:parent-style-name="Text_20_body">
      <style:paragraph-properties fo:margin-left="0cm" fo:margin-right="0cm" fo:text-indent="0cm" style:auto-text-indent="false" fo:break-before="page"/>
      <style:text-properties fo:font-size="6pt" style:font-size-asian="6pt" style:font-size-complex="6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>
      <style:paragraph-properties fo:text-align="center"/>
    </style:style>
    <style:style style:name="T1" style:family="text">
      <style:text-properties fo:background-color="#ffffcc"/>
    </style:style>
    <style:style style:name="T2" style:family="text">
      <style:text-properties fo:background-color="transparent"/>
    </style:style>
    <style:style style:name="T3" style:family="text">
      <style:text-properties style:use-window-font-color="true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0000000001B000000170AB0D750.gif" xlink:type="simple" xlink:show="embed" xlink:actuate="onLoad">
        <style:list-level-properties text:list-level-position-and-space-mode="label-alignment" style:vertical-pos="middle" style:vertical-rel="line" fo:width="0.714cm" fo:height="0.609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B000000170AB0D750.gif" xlink:type="simple" xlink:show="embed" xlink:actuate="onLoad">
        <style:list-level-properties text:list-level-position-and-space-mode="label-alignment" style:vertical-pos="middle" style:vertical-rel="line" fo:width="0.714cm" fo:height="0.609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B000000170AB0D750.gif" xlink:type="simple" xlink:show="embed" xlink:actuate="onLoad">
        <style:list-level-properties text:list-level-position-and-space-mode="label-alignment" style:vertical-pos="middle" style:vertical-rel="line" fo:width="0.714cm" fo:height="0.609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B000000170AB0D750.gif" xlink:type="simple" xlink:show="embed" xlink:actuate="onLoad">
        <style:list-level-properties text:list-level-position-and-space-mode="label-alignment" style:vertical-pos="middle" style:vertical-rel="line" fo:width="0.714cm" fo:height="0.609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B000000170AB0D750.gif" xlink:type="simple" xlink:show="embed" xlink:actuate="onLoad">
        <style:list-level-properties text:list-level-position-and-space-mode="label-alignment" style:vertical-pos="middle" style:vertical-rel="line" fo:width="0.714cm" fo:height="0.609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B000000170AB0D750.gif" xlink:type="simple" xlink:show="embed" xlink:actuate="onLoad">
        <style:list-level-properties text:list-level-position-and-space-mode="label-alignment" style:vertical-pos="middle" style:vertical-rel="line" fo:width="0.714cm" fo:height="0.60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B000000170AB0D750.gif" xlink:type="simple" xlink:show="embed" xlink:actuate="onLoad">
        <style:list-level-properties text:list-level-position-and-space-mode="label-alignment" style:vertical-pos="middle" style:vertical-rel="line" fo:width="0.714cm" fo:height="0.609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B000000170AB0D750.gif" xlink:type="simple" xlink:show="embed" xlink:actuate="onLoad">
        <style:list-level-properties text:list-level-position-and-space-mode="label-alignment" style:vertical-pos="middle" style:vertical-rel="line" fo:width="0.714cm" fo:height="0.609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B000000170AB0D750.gif" xlink:type="simple" xlink:show="embed" xlink:actuate="onLoad">
        <style:list-level-properties text:list-level-position-and-space-mode="label-alignment" style:vertical-pos="middle" style:vertical-rel="line" fo:width="0.714cm" fo:height="0.609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cc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s (Vorgehensweise des Algorithmus)</text:h>
      <text:list xml:id="list167875537" text:style-name="L1">
        <text:list-item>
          <text:p text:style-name="P5">Dem der 1. Deutschen Bundesliga nachempfunden, eventuell abweichend bzw. Vereinfacht</text:p>
        </text:list-item>
        <text:list-item>
          <text:p text:style-name="P5">Mannschaften und Schiedsrichter der Saison 2011/12 (<text:a xlink:type="simple" xlink:href="../Bundesliga.ods#Vereine">Bundesliga.ods</text:a>)</text:p>
        </text:list-item>
        <text:list-item>
          <text:p text:style-name="P5">Anpfiff: Samstag 15:30 und 17:30, Sonntag 18:30 und 20:30</text:p>
        </text:list-item>
      </text:list>
      <text:h text:style-name="Heading_20_5" text:outline-level="5">Einzelschritte</text:h>
      <text:list xml:id="list1767999253" text:style-name="L2">
        <text:list-item>
          <text:p text:style-name="P6">Alle Kombinationen (Begegnungen) werden systematisch ermittelt Beispiel-Output</text:p>
        </text:list-item>
        <text:list-item>
          <text:p text:style-name="P6">Die Liste der Begegnungen wird zufällig umsortiert</text:p>
        </text:list-item>
        <text:list-item>
          <text:p text:style-name="P6">Mannschaft hat dieses Wochenende schon gespielt =&gt; Begegnung wird herausgekommen und am Ende eingefügt (Nachteil: wenn durch wenige Vereinen im Verhältnis zu Anpfiffzeiten unmöglich, unendliche Laufzeit; Passiert bei 18 Teams + 4 Zeiten jedoch nie)</text:p>
        </text:list-item>
        <text:list-item>
          <text:p text:style-name="P6">Schritt 3 wird wiederholt falls nachdem alle verbleibenden Möglichkeiten ausprobiert wurden ohne eine mögliche Lösung zu erhalten</text:p>
        </text:list-item>
        <text:list-item>
          <text:p text:style-name="P6">In der Hinrunde ist das Team1 Heimmahnschaft, im Anschluss (Rückrunde) jeweils Team2</text:p>
        </text:list-item>
        <text:list-item>
          <text:p text:style-name="P6">Schiedsrichter werden zufällig umsortiert; dann turnusmäßig Wiederholung der Liste</text:p>
        </text:list-item>
      </text:list>
      <text:section text:style-name="Sect1" text:name="Bereich3">
        <text:p text:style-name="P2">FC Augsburg, Bayer 04 Leverkusen </text:p>
        <text:p text:style-name="P3">1. FC Nürnberg, VfL Wolfsburg </text:p>
        <text:p text:style-name="P3">1. FC Kaiserslautern, 1. FSV Mainz 05 </text:p>
        <text:p text:style-name="P3">Hertha BSC, Hannover 96 </text:p>
        <text:p text:style-name="P1">Hannover 96, 1. FSV Mainz 05 </text:p>
        <text:p text:style-name="P1">1. FC Kaiserslautern, FC Schalke 04 </text:p>
        <text:p text:style-name="P1">Hamburger SV, 1. FC Nürnberg </text:p>
        <text:p text:style-name="P1">FC Augsburg, SC Freiburg </text:p>
        <text:p text:style-name="P3">SC Freiburg, Hamburger SV </text:p>
        <text:p text:style-name="P3">Bayer 04 Leverkusen, 1. FC Nürnberg </text:p>
        <text:p text:style-name="P3">FC Bayern München, FC Schalke 04 </text:p>
        <text:p text:style-name="P3">TSG 1899 Hoffenheim, 1. FSV Mainz 05 </text:p>
        <text:p text:style-name="P1">SV Werder Bremen, SC Freiburg </text:p>
        <text:p text:style-name="P1">1. FC Kaiserslautern, Bayer 04 Leverkusen </text:p>
        <text:p text:style-name="P1">Borussia Mönchengladbach, VfL Wolfsburg </text:p>
        <text:p text:style-name="P1">FC Schalke 04, VfB Stuttgart </text:p>
        <text:p text:style-name="P3">Borussia Dortmund, Bayer 04 Leverkusen </text:p>
        <text:p text:style-name="P3">1. FC Köln, FC Bayern München </text:p>
        <text:p text:style-name="P3">FC Augsburg, TSG 1899 Hoffenheim </text:p>
        <text:p text:style-name="P3">Hertha BSC, Borussia Mönchengladbach </text:p>
        <text:p text:style-name="P1">FC Augsburg, Hannover 96 </text:p>
        <text:p text:style-name="P1">TSG 1899 Hoffenheim, FC Schalke 04 </text:p>
        <text:p text:style-name="P1">1. FSV Mainz 05, Borussia Mönchengladbach </text:p>
        <text:p text:style-name="P1">SV Werder Bremen, Bayer 04 Leverkusen </text:p>
        <text:p text:style-name="P3">Borussia Mönchengladbach, FC Schalke 04 </text:p>
        <text:p text:style-name="P3">FC Bayern München, 1. FC Nürnberg </text:p>
        <text:p text:style-name="P3">Hannover 96, Bayer 04 Leverkusen </text:p>
        <text:p text:style-name="P3">1. FC Kaiserslautern, VfB Stuttgart </text:p>
        <text:p text:style-name="P1">SV Werder Bremen, VfL Wolfsburg </text:p>
        <text:p text:style-name="P1">Borussia Dortmund, 1. FC Nürnberg </text:p>
        <text:p text:style-name="P1">TSG 1899 Hoffenheim, 1. FC Köln </text:p>
        <text:p text:style-name="P1">Hertha BSC, Bayer 04 Leverkusen </text:p>
        <text:p text:style-name="P3">Bayer 04 Leverkusen, VfL Wolfsburg </text:p>
        <text:p text:style-name="P3">FC Augsburg, Hamburger SV </text:p>
        <text:p text:style-name="P3">1. FC Köln, 1. FSV Mainz 05 </text:p>
        <text:p text:style-name="P3">TSG 1899 Hoffenheim, FC Bayern München </text:p>
        <text:p text:style-name="P1">1. FSV Mainz 05, 1. FC Nürnberg </text:p>
        <text:p text:style-name="P1">SC Freiburg, Hannover 96 </text:p>
        <text:p text:style-name="P1">TSG 1899 Hoffenheim, Borussia Mönchengladbach </text:p>
        <text:p text:style-name="P1">FC Augsburg, VfL Wolfsburg </text:p>
        <text:p text:style-name="P3">FC Augsburg, VfB Stuttgart </text:p>
        <text:p text:style-name="P3">SC Freiburg, FC Schalke 04 </text:p>
        <text:p text:style-name="P3">Hannover 96, TSG 1899 Hoffenheim </text:p>
        <text:p text:style-name="P3">Borussia Dortmund, 1. FC Kaiserslautern </text:p>
        <text:p text:style-name="P1">Hamburger SV, VfB Stuttgart </text:p>
        <text:p text:style-name="P1">SV Werder Bremen, 1. FC Köln </text:p>
        <text:p text:style-name="P1">Borussia Mönchengladbach, FC Bayern München </text:p>
        <text:p text:style-name="P1">Hertha BSC, Borussia Dortmund </text:p>
        <text:p text:style-name="P3">Hamburger SV, Bayer 04 Leverkusen </text:p>
        <text:p text:style-name="P3">SV Werder Bremen, FC Schalke 04 </text:p>
        <text:p text:style-name="P3">1. FC Köln, Borussia Mönchengladbach </text:p>
        <text:p text:style-name="P3">FC Augsburg, 1. FC Nürnberg </text:p>
        <text:p text:style-name="P1">Hertha BSC, Hamburger SV </text:p>
        <text:p text:style-name="P1">1. FSV Mainz 05, VfL Wolfsburg </text:p>
        <text:p text:style-name="P1">1. FC Kaiserslautern, FC Bayern München </text:p>
        <text:p text:style-name="P1">Borussia Dortmund, 1. FC Köln </text:p>
        <text:p text:style-name="P3">Bayer 04 Leverkusen, FC Schalke 04 </text:p>
        <text:p text:style-name="P3">Hertha BSC, 1. FC Köln </text:p>
        <text:p text:style-name="P3">SC Freiburg, 1. FC Nürnberg </text:p>
        <text:p text:style-name="P3">Hannover 96, VfB Stuttgart </text:p>
        <text:p text:style-name="P1">Hertha BSC, VfB Stuttgart </text:p>
        <text:p text:style-name="P1">Hannover 96, 1. FC Nürnberg </text:p>
        <text:p text:style-name="P1">FC Augsburg, 1. FC Köln </text:p>
        <text:p text:style-name="P1">SV Werder Bremen, Hamburger SV </text:p>
        <text:p text:style-name="P3">1. FC Kaiserslautern, Borussia Mönchengladbach </text:p>
        <text:p text:style-name="P3">SC Freiburg, FC Bayern München </text:p>
        <text:p text:style-name="P3">1. FC Nürnberg, FC Schalke 04 </text:p>
        <text:p text:style-name="P3">SV Werder Bremen, Hannover 96 </text:p>
        <text:p text:style-name="P1">Hannover 96, 1. FC Kaiserslautern </text:p>
        <text:p text:style-name="P1">SV Werder Bremen, 1. FSV Mainz 05 </text:p>
        <text:p text:style-name="P1">1. FC Köln, 1. FC Nürnberg </text:p>
        <text:p text:style-name="P1">Borussia Dortmund, Hamburger SV </text:p>
        <text:p text:style-name="P3">TSG 1899 Hoffenheim, 1. FC Kaiserslautern </text:p>
        <text:p text:style-name="P3">1. FC Nürnberg, VfB Stuttgart </text:p>
        <text:p text:style-name="P3">FC Augsburg, Hertha BSC </text:p>
        <text:p text:style-name="P3">1. FC Köln, Bayer 04 Leverkusen </text:p>
        <text:p text:style-name="P1">Borussia Dortmund, Borussia Mönchengladbach </text:p>
        <text:p text:style-name="P1">SC Freiburg, 1. FC Kaiserslautern </text:p>
        <text:p text:style-name="P1">FC Bayern München, VfB Stuttgart </text:p>
        <text:p text:style-name="P1">FC Augsburg, SV Werder Bremen </text:p>
        <text:p text:style-name="P3">Borussia Dortmund, VfB Stuttgart </text:p>
        <text:p text:style-name="P3">Hertha BSC, FC Bayern München </text:p>
        <text:p text:style-name="P3">TSG 1899 Hoffenheim, Bayer 04 Leverkusen </text:p>
        <text:p text:style-name="P3">FC Schalke 04, VfL Wolfsburg </text:p>
        <text:p text:style-name="P1">Borussia Dortmund, FC Bayern München </text:p>
        <text:p text:style-name="P1">SC Freiburg, VfL Wolfsburg </text:p>
        <text:p text:style-name="P1">SV Werder Bremen, Borussia Mönchengladbach </text:p>
        <text:p text:style-name="P1">Hannover 96, 1. FC Köln </text:p>
        <text:p text:style-name="P3">1. FSV Mainz 05, FC Schalke 04 </text:p>
        <text:p text:style-name="P3">FC Augsburg, FC Bayern München </text:p>
        <text:p text:style-name="P3">Hamburger SV, Hannover 96 </text:p>
        <text:p text:style-name="P3">TSG 1899 Hoffenheim, 1. FC Nürnberg </text:p>
        <text:p text:style-name="P1">Hamburger SV, FC Bayern München </text:p>
        <text:p text:style-name="P1">Bayer 04 Leverkusen, VfB Stuttgart </text:p>
        <text:p text:style-name="P1">Hertha BSC, SC Freiburg </text:p>
        <text:p text:style-name="P1">FC Augsburg, Borussia Dortmund </text:p>
        <text:p text:style-name="P3">FC Bayern München, VfL Wolfsburg </text:p>
        <text:p text:style-name="P3">Hamburger SV, TSG 1899 Hoffenheim </text:p>
        <text:p text:style-name="P3">Borussia Dortmund, 1. FSV Mainz 05 </text:p>
        <text:p text:style-name="P3">FC Augsburg, Borussia Mönchengladbach </text:p>
        <text:p text:style-name="P1">TSG 1899 Hoffenheim, VfL Wolfsburg </text:p>
        <text:p text:style-name="P1">Bayer 04 Leverkusen, Borussia Mönchengladbach </text:p>
        <text:p text:style-name="P1">Borussia Dortmund, SC Freiburg </text:p>
        <text:p text:style-name="P1">1. FC Kaiserslautern, 1. FC Nürnberg </text:p>
        <text:p text:style-name="P3">Borussia Dortmund, TSG 1899 Hoffenheim </text:p>
        <text:p text:style-name="P3">SV Werder Bremen, 1. FC Nürnberg </text:p>
        <text:p text:style-name="P3">1. FC Köln, FC Schalke 04 </text:p>
        <text:p text:style-name="P3">Borussia Mönchengladbach, VfB Stuttgart </text:p>
        <text:p text:style-name="P1">Hamburger SV, 1. FC Kaiserslautern </text:p>
        <text:p text:style-name="P1">Hertha BSC, TSG 1899 Hoffenheim </text:p>
        <text:p text:style-name="P1">SC Freiburg, 1. FSV Mainz 05 </text:p>
        <text:p text:style-name="P1">Borussia Mönchengladbach, 1. FC Nürnberg </text:p>
        <text:p text:style-name="P3">Hertha BSC, SV Werder Bremen </text:p>
        <text:p text:style-name="P3">1. FC Köln, VfB Stuttgart </text:p>
        <text:p text:style-name="P3">Hannover 96, FC Bayern München </text:p>
        <text:p text:style-name="P3">FC Augsburg, 1. FC Kaiserslautern </text:p>
        <text:p text:style-name="P1">Hannover 96, FC Schalke 04 </text:p>
        <text:p text:style-name="P1">SV Werder Bremen, 1. FC Kaiserslautern </text:p>
        <text:p text:style-name="P1">1. FSV Mainz 05, FC Bayern München </text:p>
        <text:p text:style-name="P1">TSG 1899 Hoffenheim, VfB Stuttgart </text:p>
        <text:p text:style-name="P3">FC Augsburg, 1. FSV Mainz 05 </text:p>
        <text:p text:style-name="P3">Hertha BSC, 1. FC Nürnberg </text:p>
        <text:p text:style-name="P3">SV Werder Bremen, TSG 1899 Hoffenheim </text:p>
        <text:p text:style-name="P3">1. FC Kaiserslautern, 1. FC Köln </text:p>
        <text:p text:style-name="P1">Borussia Dortmund, VfL Wolfsburg </text:p>
        <text:p text:style-name="P1">SC Freiburg, VfB Stuttgart </text:p>
        <text:p text:style-name="P1">Hertha BSC, 1. FSV Mainz 05 </text:p>
        <text:p text:style-name="P1">FC Augsburg, FC Schalke 04 </text:p>
        <text:p text:style-name="P3">Bayer 04 Leverkusen, FC Bayern München </text:p>
        <text:p text:style-name="P3">SC Freiburg, TSG 1899 Hoffenheim </text:p>
        <text:p text:style-name="P3">Hamburger SV, 1. FC Köln </text:p>
        <text:p text:style-name="P3">Hertha BSC, VfL Wolfsburg </text:p>
        <text:p text:style-name="P1">Hamburger SV, VfL Wolfsburg </text:p>
        <text:p text:style-name="P1">Hannover 96, Borussia Mönchengladbach </text:p>
        <text:p text:style-name="P1">Hertha BSC, FC Schalke 04 </text:p>
        <text:p text:style-name="P1">1. FSV Mainz 05, VfB Stuttgart </text:p>
        <text:p text:style-name="P3">1. FC Köln, VfL Wolfsburg </text:p>
        <text:p text:style-name="P3">SV Werder Bremen, FC Bayern München </text:p>
        <text:p text:style-name="P3">Hertha BSC, 1. FC Kaiserslautern </text:p>
        <text:p text:style-name="P3">Borussia Dortmund, FC Schalke 04 </text:p>
        <text:p text:style-name="P1">SC Freiburg, Borussia Mönchengladbach </text:p>
        <text:p text:style-name="P1">Bayer 04 Leverkusen, 1. FSV Mainz 05 </text:p>
        <text:p text:style-name="P1">1. FC Kaiserslautern, VfL Wolfsburg </text:p>
        <text:p text:style-name="P1">Borussia Dortmund, Hannover 96 </text:p>
        <text:p text:style-name="P3">Hamburger SV, FC Schalke 04 </text:p>
        <text:p text:style-name="P3">SC Freiburg, 1. FC Köln </text:p>
        <text:p text:style-name="P3">SV Werder Bremen, VfB Stuttgart </text:p>
        <text:p text:style-name="P3">Hannover 96, VfL Wolfsburg </text:p>
        <text:p text:style-name="P1">Hamburger SV, Borussia Mönchengladbach </text:p>
        <text:p text:style-name="P1">SV Werder Bremen, Borussia Dortmund </text:p>
        <text:p text:style-name="P1">SC Freiburg, Bayer 04 Leverkusen </text:p>
        <text:p text:style-name="P1">VfB Stuttgart, VfL Wolfsburg </text:p>
        <text:p text:style-name="P1"><text:tab/>Hamburger SV, 1. FSV Mainz 05</text:p>
        <text:p text:style-name="P1"><draw:custom-shape text:anchor-type="paragraph" draw:z-index="2" draw:style-name="gr1" draw:text-style-name="P7" svg:width="5.529cm" svg:height="1.825cm" svg:x="0.09cm" svg:y="0.99cm"><text:p text:style-name="P7"><text:span text:style-name="T4">NIE</text:span> 2 oder mehr Spiele</text:p><text:p text:style-name="P7"><text:s/>für Team pro WE</text:p><draw:enhanced-geometry svg:viewBox="0 0 21600 21600" draw:glue-points="10800 0 3160 3160 0 10800 3160 18440 10800 21600 18440 18440 21600 10800 18440 3160 ?f14 ?f15" draw:text-areas="3200 3200 18400 18400" draw:type="round-callout" draw:modifiers="-2687.08133971292 -11812.173913043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</text:section>
      <text:section text:style-name="Sect1" text:name="Bereich2">
        <text:p text:style-name="P2">Hannover 96, Borussia Mönchengladbach </text:p>
        <text:p text:style-name="P3">Bayer 04 Leverkusen, VfL Wolfsburg </text:p>
        <text:p text:style-name="P3">FC Bayern München, <text:span text:style-name="T1">VfL Wolfsburg </text:span></text:p>
        <text:p text:style-name="P3">FC Schalke 04, VfB Stuttgart </text:p>
        <text:p text:style-name="P1">Hannover 96, 1. FC Köln </text:p>
        <text:p text:style-name="P1">Borussia Dortmund, 1. FSV Mainz 05 </text:p>
        <text:p text:style-name="P1">FC Augsburg, <text:span text:style-name="T1">1. FC Köln </text:span></text:p>
        <text:p text:style-name="P1">FC Bayern München, VfB Stuttgart </text:p>
        <text:p text:style-name="P3">FC Schalke 04, VfL Wolfsburg </text:p>
        <text:p text:style-name="P3">FC Augsburg, FC Bayern München </text:p>
        <text:p text:style-name="P3">Hertha BSC, Borussia Dortmund </text:p>
        <text:p text:style-name="P3">1. FC Nürnberg, VfB Stuttgart </text:p>
        <text:p text:style-name="P1">SC Freiburg, Hannover 96 </text:p>
        <text:p text:style-name="P1">Hertha BSC, Borussia Mönchengladbach </text:p>
        <text:p text:style-name="P1">SC Freiburg, FC Bayern München </text:p>
        <text:p text:style-name="P1">Borussia Dortmund, FC Schalke 04 </text:p>
        <text:p text:style-name="P3">Borussia Dortmund, VfB Stuttgart </text:p>
        <text:p text:style-name="P3">Hertha BSC, TSG 1899 Hoffenheim </text:p>
        <text:p text:style-name="P3">SC Freiburg, 1. FC Nürnberg </text:p>
        <text:p text:style-name="P3">Bayer 04 Leverkusen, VfB Stuttgart </text:p>
        <text:p text:style-name="P1">SV Werder Bremen, Borussia Dortmund </text:p>
        <text:p text:style-name="P1">Borussia Mönchengladbach, VfB Stuttgart </text:p>
        <text:p text:style-name="P1">SC Freiburg, FC Schalke 04 </text:p>
        <text:p text:style-name="P1">1. FC Köln, VfL Wolfsburg </text:p>
        <text:p text:style-name="P3">Borussia Mönchengladbach, VfL Wolfsburg </text:p>
        <text:p text:style-name="P3">Borussia Dortmund, FC Bayern München </text:p>
        <text:p text:style-name="P3">Hannover 96, TSG 1899 Hoffenheim </text:p>
        <text:p text:style-name="P3">SV Werder Bremen, 1. FC Kaiserslautern </text:p>
        <text:p text:style-name="P1">1. FC Kaiserslautern, Bayer 04 Leverkusen </text:p>
        <text:p text:style-name="P1">FC Augsburg, SC Freiburg </text:p>
        <text:p text:style-name="P1">Hamburger SV, Borussia Mönchengladbach </text:p>
        <text:p text:style-name="P1">Hannover 96, VfB Stuttgart </text:p>
        <text:p text:style-name="P3">SC Freiburg, Hamburger SV </text:p>
        <text:p text:style-name="P3">TSG 1899 Hoffenheim, 1. FC Köln </text:p>
        <text:p text:style-name="P3">Hertha BSC, 1. FSV Mainz 05 </text:p>
        <text:p text:style-name="P3">Hannover 96, FC Schalke 04 </text:p>
        <text:p text:style-name="P1">Borussia Dortmund, Borussia Mönchengladbach </text:p>
        <text:p text:style-name="P1">Hamburger SV, 1. FSV Mainz 05 </text:p>
        <text:p text:style-name="P1">FC Augsburg, Bayer 04 Leverkusen </text:p>
        <text:p text:style-name="P1">SV Werder Bremen, <text:span text:style-name="T1">Bayer 04 Leverkusen </text:span></text:p>
        <text:p text:style-name="P3">Borussia Mönchengladbach, 1. FC Nürnberg </text:p>
        <text:p text:style-name="P3">Hamburger SV, 1. FC Kaiserslautern </text:p>
        <text:p text:style-name="P3">FC Augsburg, Borussia Dortmund </text:p>
        <text:p text:style-name="P3"><text:span text:style-name="T1">Borussia Dortmund</text:span>, SC Freiburg </text:p>
        <text:p text:style-name="P1">1. FC Kaiserslautern, FC Schalke 04 </text:p>
        <text:p text:style-name="P1">Hannover 96, FC Bayern München </text:p>
        <text:p text:style-name="P1">SV Werder Bremen, 1. FC Nürnberg </text:p>
        <text:p text:style-name="P1">TSG 1899 Hoffenheim, VfL Wolfsburg </text:p>
        <text:p text:style-name="P3">Hannover 96, 1. FC Kaiserslautern </text:p>
        <text:p text:style-name="P3">1. FC Köln, VfB Stuttgart </text:p>
        <text:p text:style-name="P3">FC Augsburg, Hertha BSC </text:p>
        <text:p text:style-name="P3"><text:span text:style-name="T1">Hertha BSC</text:span>, SV Werder Bremen </text:p>
        <text:p text:style-name="P1">TSG 1899 Hoffenheim, FC Bayern München </text:p>
        <text:p text:style-name="P1">1. FSV Mainz 05, 1. FC Nürnberg </text:p>
        <text:p text:style-name="P1">1. FC Köln, FC Schalke 04 </text:p>
        <text:p text:style-name="P1">Hertha BSC, Hannover 96 </text:p>
        <text:p text:style-name="P3">1. FSV Mainz 05, VfB Stuttgart </text:p>
        <text:p text:style-name="P3">TSG 1899 Hoffenheim, Borussia Mönchengladbach </text:p>
        <text:p text:style-name="P3">SV Werder Bremen, 1. FC Köln </text:p>
        <text:p text:style-name="P3">Bayer 04 Leverkusen, FC Schalke 04 </text:p>
        <text:p text:style-name="P1">SC Freiburg, 1. FSV Mainz 05 </text:p>
        <text:p text:style-name="P1">Hertha BSC, 1. FC Köln </text:p>
        <text:p text:style-name="P1">TSG 1899 Hoffenheim, VfB Stuttgart </text:p>
        <text:p text:style-name="P1">1. FC Kaiserslautern, VfL Wolfsburg </text:p>
        <text:p text:style-name="P3">Hamburger SV, FC Bayern München </text:p>
        <text:p text:style-name="P3">Borussia Dortmund, 1. FC Nürnberg </text:p>
        <text:p text:style-name="P3">SV Werder Bremen, FC Schalke 04 </text:p>
        <text:p text:style-name="P3">1. FC Köln, Borussia Mönchengladbach </text:p>
        <text:p text:style-name="P1">FC Augsburg, FC Schalke 04 </text:p>
        <text:p text:style-name="P1">1. FC Kaiserslautern, 1. FC Köln </text:p>
        <text:p text:style-name="P1">Hannover 96, Bayer 04 Leverkusen </text:p>
        <text:p text:style-name="P1">Borussia Dortmund, VfL Wolfsburg </text:p>
        <text:p text:style-name="P3">FC Augsburg, SV Werder Bremen </text:p>
        <text:p text:style-name="P3">Hertha BSC, Hamburger SV </text:p>
        <text:p text:style-name="P3">FC Bayern München, 1. FC Nürnberg </text:p>
        <text:p text:style-name="P3">1. FC Kaiserslautern, 1. FSV Mainz 05 </text:p>
        <text:p text:style-name="P1">Borussia Dortmund, TSG 1899 Hoffenheim </text:p>
        <text:p text:style-name="P1">Hertha BSC, FC Schalke 04 </text:p>
        <text:p text:style-name="P1">FC Augsburg, Borussia Mönchengladbach </text:p>
        <text:p text:style-name="P1">SC Freiburg, 1. FC Köln </text:p>
        <text:p text:style-name="P3">TSG 1899 Hoffenheim, 1. FC Kaiserslautern </text:p>
        <text:p text:style-name="P3">SC Freiburg, Bayer 04 Leverkusen </text:p>
        <text:p text:style-name="P3">SV Werder Bremen, FC Bayern München </text:p>
        <text:p text:style-name="P3">1. FC Nürnberg, FC Schalke 04 </text:p>
        <text:p text:style-name="P1">Bayer 04 Leverkusen, FC Bayern München </text:p>
        <text:p text:style-name="P1">Hamburger SV, TSG 1899 Hoffenheim </text:p>
        <text:p text:style-name="P1">Hertha BSC, 1. FC Kaiserslautern </text:p>
        <text:p text:style-name="P1"><text:span text:style-name="T1">Hamburger SV</text:span>, VfB Stuttgart </text:p>
        <text:p text:style-name="P3">FC Augsburg, 1. FSV Mainz 05 </text:p>
        <text:p text:style-name="P3">1. FC Kaiserslautern, Borussia Mönchengladbach </text:p>
        <text:p text:style-name="P3">SV Werder Bremen, TSG 1899 Hoffenheim </text:p>
        <text:p text:style-name="P3">Hamburger SV, 1. FC Köln </text:p>
        <text:p text:style-name="P1">SV Werder Bremen, Borussia Mönchengladbach </text:p>
        <text:p text:style-name="P1">Hertha BSC, SC Freiburg </text:p>
        <text:p text:style-name="P1">VfB Stuttgart, VfL Wolfsburg </text:p>
        <text:p text:style-name="P1">TSG 1899 Hoffenheim, FC Schalke 04 </text:p>
        <text:p text:style-name="P3">1. FSV Mainz 05, FC Schalke 04 </text:p>
        <text:p text:style-name="P3">Hamburger SV, Bayer 04 Leverkusen </text:p>
        <text:p text:style-name="P3">SC Freiburg, VfL Wolfsburg </text:p>
        <text:p text:style-name="P3">Borussia Dortmund, 1. FC Kaiserslautern </text:p>
        <text:p text:style-name="P1">Bayer 04 Leverkusen, 1. FC Nürnberg </text:p>
        <text:p text:style-name="P1">Hannover 96, 1. FSV Mainz 05 </text:p>
        <text:p text:style-name="P1">FC Augsburg, TSG 1899 Hoffenheim </text:p>
        <text:p text:style-name="P1">SC Freiburg, 1. FC Kaiserslautern -</text:p>
        <text:p text:style-name="P3">1. FC Kaiserslautern, VfB Stuttgart </text:p>
        <text:p text:style-name="P3">SV Werder Bremen, 1. FSV Mainz 05 </text:p>
        <text:p text:style-name="P3">FC Augsburg, 1. FC Nürnberg </text:p>
        <text:p text:style-name="P3">Hertha BSC, VfL Wolfsburg </text:p>
        <text:p text:style-name="P1">Hamburger SV, FC Schalke 04 </text:p>
        <text:p text:style-name="P1">Hertha BSC, FC Bayern München </text:p>
        <text:p text:style-name="P1">SV Werder Bremen, Hannover 96 </text:p>
        <text:p text:style-name="P1">1. FSV Mainz 05, Borussia Mönchengladbach </text:p>
        <text:p text:style-name="P3">FC Augsburg, Hannover 96 </text:p>
        <text:p text:style-name="P3">1. FC Köln, Bayer 04 Leverkusen </text:p>
        <text:p text:style-name="P3">Hertha BSC, 1. FC Nürnberg </text:p>
        <text:p text:style-name="P3"><text:span text:style-name="T1">1. FC Nürnberg</text:span>, VfL Wolfsburg </text:p>
        <text:p text:style-name="P1">Hamburger SV, Hannover 96 </text:p>
        <text:p text:style-name="P1">FC Bayern München, FC Schalke 04 </text:p>
        <text:p text:style-name="P1">TSG 1899 Hoffenheim, Bayer 04 Leverkusen </text:p>
        <text:p text:style-name="P1">FC Augsburg, 1. FC Kaiserslautern </text:p>
        <text:p text:style-name="P3">SV Werder Bremen, Hamburger SV </text:p>
        <text:p text:style-name="P3">1. FSV Mainz 05, FC Bayern München </text:p>
        <text:p text:style-name="P3">SC Freiburg, VfB Stuttgart </text:p>
        <text:p text:style-name="P3">Borussia Dortmund, Bayer 04 Leverkusen </text:p>
        <text:p text:style-name="P1">Bayer 04 Leverkusen, 1. FSV Mainz 05 </text:p>
        <text:p text:style-name="P1">SV Werder Bremen, VfL Wolfsburg </text:p>
        <text:p text:style-name="P1">SC Freiburg, TSG 1899 Hoffenheim </text:p>
        <text:p text:style-name="P1">Borussia Mönchengladbach, FC Bayern München </text:p>
        <text:p text:style-name="P3">FC Augsburg, VfL Wolfsburg </text:p>
        <text:p text:style-name="P3">Hannover 96, 1. FC Nürnberg </text:p>
        <text:p text:style-name="P3">Bayer 04 Leverkusen, Borussia Mönchengladbach </text:p>
        <text:p text:style-name="P3">Borussia Dortmund, 1. FC Köln </text:p>
        <text:p text:style-name="P1">SC Freiburg, Borussia Mönchengladbach </text:p>
        <text:p text:style-name="P1">Hertha BSC, Bayer 04 Leverkusen </text:p>
        <text:p text:style-name="P1">TSG 1899 Hoffenheim, 1. FSV Mainz 05 </text:p>
        <text:p text:style-name="P1"><text:span text:style-name="T1">Borussia Mönchengladbach</text:span>, FC Schalke 04 </text:p>
        <text:p text:style-name="P3">Hertha BSC, VfB Stuttgart </text:p>
        <text:p text:style-name="P3">Hannover 96, VfL Wolfsburg </text:p>
        <text:p text:style-name="P3">1. FC Köln, 1. FSV Mainz 05 </text:p>
        <text:p text:style-name="P3">Hamburger SV, <text:span text:style-name="T1">VfL Wolfsburg </text:span></text:p>
        <text:p text:style-name="P1">SV Werder Bremen, VfB Stuttgart </text:p>
        <text:p text:style-name="P1">1. FC Köln, FC Bayern München </text:p>
        <text:p text:style-name="P1">Borussia Dortmund, Hamburger SV </text:p>
        <text:p text:style-name="P1">1. FSV Mainz 05, VfL Wolfsburg </text:p>
        <text:p text:style-name="P3">1. FC Kaiserslautern, 1. FC Nürnberg </text:p>
        <text:p text:style-name="P3">1. FC Köln, <text:span text:style-name="T1">1. FC Nürnberg </text:span></text:p>
        <text:p text:style-name="P3">FC Augsburg, Hamburger SV </text:p>
        <text:p text:style-name="P3">SV Werder Bremen, SC Freiburg </text:p>
        <text:p text:style-name="P1">FC Augsburg, VfB Stuttgart </text:p>
        <text:p text:style-name="P1">TSG 1899 Hoffenheim, 1. FC Nürnberg </text:p>
        <text:p text:style-name="P1">Borussia Dortmund, Hannover 96 </text:p>
        <text:p text:style-name="P1">1. FC Kaiserslautern, FC Bayern München </text:p>
        <text:p text:style-name="P1"><text:tab/>Hamburger SV, 1. FC Nürnberg </text:p>
        <text:p text:style-name="P1"><draw:custom-shape text:anchor-type="paragraph" draw:z-index="1" draw:style-name="gr1" draw:text-style-name="P7" svg:width="5.529cm" svg:height="1.825cm" svg:x="0.09cm" svg:y="0.99cm"><text:p text:style-name="P7"><text:span text:style-name="T5">Nur noch </text:span><text:span text:style-name="T4">10</text:span> Mal </text:p><text:p text:style-name="P7">2. Spiel an Wochenende</text:p><draw:enhanced-geometry svg:viewBox="0 0 21600 21600" draw:glue-points="10800 0 3160 3160 0 10800 3160 18440 10800 21600 18440 18440 21600 10800 18440 3160 ?f14 ?f15" draw:text-areas="3200 3200 18400 18400" draw:type="round-callout" draw:modifiers="-2687.08133971292 -11812.173913043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</text:section>
      <text:section text:style-name="Sect1" text:name="Bereich1">
        <text:p text:style-name="P4"><text:span text:style-name="T2"><text:tab/>FC Augsburg</text:span>, Hertha BSC </text:p>
        <text:p text:style-name="P3"><text:span text:style-name="T1">FC Augsburg</text:span>, SV Werder Bremen </text:p>
        <text:p text:style-name="P3"><text:span text:style-name="T1">FC Augsburg</text:span>, Borussia Dortmund </text:p>
        <text:p text:style-name="P3"><text:span text:style-name="T1">FC Augsburg</text:span>, SC Freiburg </text:p>
        <text:p text:style-name="P1"><text:span text:style-name="T3">FC Augsburg</text:span>, Hamburger SV </text:p>
        <text:p text:style-name="P1"><text:span text:style-name="T1">FC Augsburg</text:span>, Hannover 96 </text:p>
        <text:p text:style-name="P1"><text:span text:style-name="T1">FC Augsburg</text:span>, TSG 1899 Hoffenheim </text:p>
        <text:p text:style-name="P1"><text:span text:style-name="T1">FC Augsburg</text:span>, 1. FC Kaiserslautern </text:p>
        <text:p text:style-name="P3"><text:span text:style-name="T2">FC Augsburg</text:span>, 1. FC Köln </text:p>
        <text:p text:style-name="P3"><text:span text:style-name="T1">FC Augsburg</text:span>, Bayer 04 Leverkusen </text:p>
        <text:p text:style-name="P3"><text:span text:style-name="T1">FC Augsburg</text:span>, 1. FSV Mainz 05 </text:p>
        <text:p text:style-name="P3"><text:span text:style-name="T1">FC Augsburg</text:span>, Borussia Mönchengladbach </text:p>
        <text:p text:style-name="P1"><text:span text:style-name="T2">FC Augsburg</text:span>, FC Bayern München </text:p>
        <text:p text:style-name="P1"><text:span text:style-name="T1">FC Augsburg</text:span>, 1. FC Nürnberg </text:p>
        <text:p text:style-name="P1"><text:span text:style-name="T1">FC Augsburg</text:span>, FC Schalke 04 </text:p>
        <text:p text:style-name="P1"><text:span text:style-name="T1">FC Augsburg</text:span>, VfB Stuttgart </text:p>
        <text:p text:style-name="P3">FC Augsburg, VfL Wolfsburg </text:p>
        <text:p text:style-name="P3"><text:span text:style-name="T2">Hertha BSC</text:span>, SV Werder Bremen </text:p>
        <text:p text:style-name="P3"><text:span text:style-name="T1">Hertha BSC</text:span>, Borussia Dortmund </text:p>
        <text:p text:style-name="P3"><text:span text:style-name="T1">Hertha BSC</text:span>, SC Freiburg </text:p>
        <text:p text:style-name="P1"><text:span text:style-name="T2">Hertha BSC</text:span>, Hamburger SV </text:p>
        <text:p text:style-name="P1"><text:span text:style-name="T1">Hertha BSC</text:span>, Hannover 96 </text:p>
        <text:p text:style-name="P1"><text:span text:style-name="T1">Hertha BSC</text:span>, TSG 1899 Hoffenheim </text:p>
        <text:p text:style-name="P1"><text:span text:style-name="T1">Hertha BSC</text:span>, 1. FC Kaiserslautern </text:p>
        <text:p text:style-name="P3"><text:span text:style-name="T2">Hertha BSC</text:span>, 1. FC Köln </text:p>
        <text:p text:style-name="P3"><text:span text:style-name="T1">Hertha BSC</text:span>, Bayer 04 Leverkusen </text:p>
        <text:p text:style-name="P3"><text:span text:style-name="T1">Hertha BSC</text:span>, 1. FSV Mainz 05 </text:p>
        <text:p text:style-name="P3"><text:span text:style-name="T1">Hertha BSC</text:span>, Borussia Mönchengladbach </text:p>
        <text:p text:style-name="P1"><text:span text:style-name="T2">Hertha BSC</text:span>, FC Bayern München </text:p>
        <text:p text:style-name="P1"><text:span text:style-name="T1">Hertha BSC</text:span>, 1. FC Nürnberg </text:p>
        <text:p text:style-name="P1"><text:span text:style-name="T1">Hertha BSC</text:span>, FC Schalke 04 </text:p>
        <text:p text:style-name="P1"><text:span text:style-name="T1">Hertha BSC</text:span>, VfB Stuttgart </text:p>
        <text:p text:style-name="P3">Hertha BSC, VfL Wolfsburg </text:p>
        <text:p text:style-name="P3"><text:span text:style-name="T2">SV Werder Bremen</text:span>, Borussia Dortmund </text:p>
        <text:p text:style-name="P3"><text:span text:style-name="T1">SV Werder Bremen</text:span>, SC Freiburg </text:p>
        <text:p text:style-name="P3"><text:span text:style-name="T1">SV Werder Bremen</text:span>, Hamburger SV </text:p>
        <text:p text:style-name="P1">SV Werder Bremen, Hannover 96 </text:p>
        <text:p text:style-name="P1"><text:span text:style-name="T1">SV Werder Bremen</text:span>, TSG 1899 Hoffenheim </text:p>
        <text:p text:style-name="P1"><text:span text:style-name="T1">SV Werder Bremen</text:span>, 1. FC Kaiserslautern </text:p>
        <text:p text:style-name="P1"><text:span text:style-name="T1">SV Werder Bremen</text:span>, 1. FC Köln </text:p>
        <text:p text:style-name="P3">SV Werder Bremen, Bayer 04 Leverkusen </text:p>
        <text:p text:style-name="P3"><text:span text:style-name="T1">SV Werder Bremen</text:span>, 1. FSV Mainz 05 </text:p>
        <text:p text:style-name="P3"><text:span text:style-name="T1">SV Werder Bremen</text:span>, Borussia Mönchengladbach </text:p>
        <text:p text:style-name="P3"><text:span text:style-name="T1">SV Werder Bremen</text:span>, FC Bayern München </text:p>
        <text:p text:style-name="P1">SV Werder Bremen, 1. FC Nürnberg </text:p>
        <text:p text:style-name="P1"><text:span text:style-name="T1">SV Werder Bremen</text:span>, FC Schalke 04 </text:p>
        <text:p text:style-name="P1"><text:span text:style-name="T1">SV Werder Bremen</text:span>, VfB Stuttgart </text:p>
        <text:p text:style-name="P1"><text:span text:style-name="T1">SV Werder Bremen</text:span>, VfL Wolfsburg </text:p>
        <text:p text:style-name="P3">Borussia Dortmund, SC Freiburg </text:p>
        <text:p text:style-name="P3"><text:span text:style-name="T1">Borussia Dortmund</text:span>, Hamburger SV </text:p>
        <text:p text:style-name="P3"><text:span text:style-name="T1">Borussia Dortmund</text:span>, Hannover 96 </text:p>
        <text:p text:style-name="P3"><text:span text:style-name="T1">Borussia Dortmund</text:span>, TSG 1899 Hoffenheim </text:p>
        <text:p text:style-name="P1">Borussia Dortmund, 1. FC Kaiserslautern </text:p>
        <text:p text:style-name="P1"><text:span text:style-name="T1">Borussia Dortmund</text:span>, 1. FC Köln </text:p>
        <text:p text:style-name="P1"><text:span text:style-name="T1">Borussia Dortmund</text:span>, Bayer 04 Leverkusen </text:p>
        <text:p text:style-name="P1"><text:span text:style-name="T1">Borussia Dortmund</text:span>, 1. FSV Mainz 05 </text:p>
        <text:p text:style-name="P3">Borussia Dortmund, Borussia Mönchengladbach </text:p>
        <text:p text:style-name="P3"><text:span text:style-name="T1">Borussia Dortmund</text:span>, FC Bayern München </text:p>
        <text:p text:style-name="P3"><text:span text:style-name="T1">Borussia Dortmund</text:span>, 1. FC Nürnberg </text:p>
        <text:p text:style-name="P3"><text:span text:style-name="T1">Borussia Dortmund</text:span>, FC Schalke 04 </text:p>
        <text:p text:style-name="P1">Borussia Dortmund, VfB Stuttgart </text:p>
        <text:p text:style-name="P1"><text:span text:style-name="T1">Borussia Dortmund</text:span>, VfL Wolfsburg </text:p>
        <text:p text:style-name="P1">SC Freiburg, Hamburger SV </text:p>
        <text:p text:style-name="P1"><text:span text:style-name="T1">SC Freiburg</text:span>, Hannover 96 </text:p>
        <text:p text:style-name="P3">SC Freiburg, TSG 1899 Hoffenheim </text:p>
        <text:p text:style-name="P3"><text:span text:style-name="T1">SC Freiburg</text:span>, 1. FC Kaiserslautern </text:p>
        <text:p text:style-name="P3"><text:span text:style-name="T1">SC Freiburg</text:span>, 1. FC Köln </text:p>
        <text:p text:style-name="P3"><text:span text:style-name="T1">SC Freiburg</text:span>, Bayer 04 Leverkusen </text:p>
        <text:p text:style-name="P1">SC Freiburg, 1. FSV Mainz 05 </text:p>
        <text:p text:style-name="P1"><text:span text:style-name="T1">SC Freiburg</text:span>, Borussia Mönchengladbach </text:p>
        <text:p text:style-name="P1"><text:span text:style-name="T1">SC Freiburg</text:span>, FC Bayern München </text:p>
        <text:p text:style-name="P1"><text:span text:style-name="T1">SC Freiburg</text:span>, 1. FC Nürnberg </text:p>
        <text:p text:style-name="P3">SC Freiburg, FC Schalke 04 </text:p>
        <text:p text:style-name="P3"><text:span text:style-name="T1">SC Freiburg</text:span>, VfB Stuttgart </text:p>
        <text:p text:style-name="P3"><text:span text:style-name="T1">SC Freiburg</text:span>, VfL Wolfsburg </text:p>
        <text:p text:style-name="P3">Hamburger SV, Hannover 96 </text:p>
        <text:p text:style-name="P1">Hamburger SV, TSG 1899 Hoffenheim </text:p>
        <text:p text:style-name="P1"><text:span text:style-name="T1">Hamburger SV</text:span>, 1. FC Kaiserslautern </text:p>
        <text:p text:style-name="P1"><text:span text:style-name="T1">Hamburger SV</text:span>, 1. FC Köln </text:p>
        <text:p text:style-name="P1"><text:span text:style-name="T1">Hamburger SV</text:span>, Bayer 04 Leverkusen </text:p>
        <text:p text:style-name="P3">Hamburger SV, 1. FSV Mainz 05 </text:p>
        <text:p text:style-name="P3"><text:span text:style-name="T1">Hamburger SV</text:span>, Borussia Mönchengladbach </text:p>
        <text:p text:style-name="P3"><text:span text:style-name="T1">Hamburger SV</text:span>, FC Bayern München </text:p>
        <text:p text:style-name="P3"><text:span text:style-name="T1">Hamburger SV</text:span>, 1. FC Nürnberg </text:p>
        <text:p text:style-name="P1">Hamburger SV, FC Schalke 04 </text:p>
        <text:p text:style-name="P1"><text:span text:style-name="T1">Hamburger SV</text:span>, VfB Stuttgart </text:p>
        <text:p text:style-name="P1"><text:span text:style-name="T1">Hamburger SV</text:span>, VfL Wolfsburg </text:p>
        <text:p text:style-name="P1">Hannover 96, TSG 1899 Hoffenheim </text:p>
        <text:p text:style-name="P3">Hannover 96, 1. FC Kaiserslautern </text:p>
        <text:p text:style-name="P3"><text:span text:style-name="T1">Hannover 96</text:span>, 1. FC Köln </text:p>
        <text:p text:style-name="P3"><text:span text:style-name="T1">Hannover 96</text:span>, Bayer 04 Leverkusen </text:p>
        <text:p text:style-name="P3"><text:span text:style-name="T1">Hannover 96</text:span>, 1. FSV Mainz 05 </text:p>
        <text:p text:style-name="P1">Hannover 96, Borussia Mönchengladbach </text:p>
        <text:p text:style-name="P1"><text:span text:style-name="T1">Hannover 96</text:span>, FC Bayern München </text:p>
        <text:p text:style-name="P1"><text:span text:style-name="T1">Hannover 96</text:span>, 1. FC Nürnberg </text:p>
        <text:p text:style-name="P1"><text:span text:style-name="T1">Hannover 96</text:span>, FC Schalke 04 </text:p>
        <text:p text:style-name="P3">Hannover 96, VfB Stuttgart </text:p>
        <text:p text:style-name="P3"><text:span text:style-name="T1">Hannover 96</text:span>, VfL Wolfsburg </text:p>
        <text:p text:style-name="P3">TSG 1899 Hoffenheim, 1. FC Kaiserslautern </text:p>
        <text:p text:style-name="P3"><text:span text:style-name="T1">TSG 1899 Hoffenheim</text:span>, 1. FC Köln </text:p>
        <text:p text:style-name="P1">TSG 1899 Hoffenheim, Bayer 04 Leverkusen </text:p>
        <text:p text:style-name="P1"><text:span text:style-name="T1">TSG 1899 Hoffenheim</text:span>, 1. FSV Mainz 05 </text:p>
        <text:p text:style-name="P1"><text:span text:style-name="T1">TSG 1899 Hoffenheim</text:span>, Borussia Mönchengladbach </text:p>
        <text:p text:style-name="P1"><text:span text:style-name="T1">TSG 1899 Hoffenheim</text:span>, FC Bayern München </text:p>
        <text:p text:style-name="P1">TSG 1899 Hoffenheim, 1. FC Nürnberg </text:p>
        <text:p text:style-name="P1"><text:span text:style-name="T1">TSG 1899 Hoffenheim</text:span>, FC Schalke 04 </text:p>
        <text:p text:style-name="P1"><text:span text:style-name="T1">TSG 1899 Hoffenheim</text:span>, VfB Stuttgart </text:p>
        <text:p text:style-name="P1"><text:span text:style-name="T1">TSG 1899 Hoffenheim</text:span>, VfL Wolfsburg </text:p>
        <text:p text:style-name="P3">1. FC Kaiserslautern, 1. FC Köln </text:p>
        <text:p text:style-name="P3"><text:span text:style-name="T1">1. FC Kaiserslautern</text:span>, Bayer 04 Leverkusen </text:p>
        <text:p text:style-name="P3"><text:span text:style-name="T1">1. FC Kaiserslautern</text:span>, 1. FSV Mainz 05 </text:p>
        <text:p text:style-name="P3"><text:span text:style-name="T1">1. FC Kaiserslautern</text:span>, Borussia Mönchengladbach </text:p>
        <text:p text:style-name="P1">1. FC Kaiserslautern, FC Bayern München </text:p>
        <text:p text:style-name="P1"><text:span text:style-name="T1">1. FC Kaiserslautern</text:span>, 1. FC Nürnberg </text:p>
        <text:p text:style-name="P1"><text:span text:style-name="T1">1. FC Kaiserslautern</text:span>, FC Schalke 04 </text:p>
        <text:p text:style-name="P1"><text:span text:style-name="T1">1. FC Kaiserslautern</text:span>, VfB Stuttgart </text:p>
        <text:p text:style-name="P3">1. FC Kaiserslautern, VfL Wolfsburg </text:p>
        <text:p text:style-name="P3">1. FC Köln, Bayer 04 Leverkusen </text:p>
        <text:p text:style-name="P3"><text:span text:style-name="T1">1. FC Köln</text:span>, 1. FSV Mainz 05 </text:p>
        <text:p text:style-name="P3"><text:span text:style-name="T1">1. FC Köln</text:span>, Borussia Mönchengladbach </text:p>
        <text:p text:style-name="P1">1. FC Köln, FC Bayern München </text:p>
        <text:p text:style-name="P1"><text:span text:style-name="T1">1. FC Köln</text:span>, 1. FC Nürnberg </text:p>
        <text:p text:style-name="P1"><text:span text:style-name="T1">1. FC Köln</text:span>, FC Schalke 04 </text:p>
        <text:p text:style-name="P1"><text:span text:style-name="T1">1. FC Köln</text:span>, VfB Stuttgart </text:p>
        <text:p text:style-name="P3">1. FC Köln, VfL Wolfsburg </text:p>
        <text:p text:style-name="P3">Bayer 04 Leverkusen, 1. FSV Mainz 05 </text:p>
        <text:p text:style-name="P3"><text:span text:style-name="T1">Bayer 04 Leverkusen</text:span>, Borussia Mönchengladbach </text:p>
        <text:p text:style-name="P3"><text:span text:style-name="T1">Bayer 04 Leverkusen</text:span>, FC Bayern München </text:p>
        <text:p text:style-name="P1">Bayer 04 Leverkusen, 1. FC Nürnberg </text:p>
        <text:p text:style-name="P1"><text:span text:style-name="T1">Bayer 04 Leverkusen</text:span>, FC Schalke 04 </text:p>
        <text:p text:style-name="P1"><text:span text:style-name="T1">Bayer 04 Leverkusen</text:span>, VfB Stuttgart </text:p>
        <text:p text:style-name="P1"><text:span text:style-name="T1">Bayer 04 Leverkusen</text:span>, VfL Wolfsburg </text:p>
        <text:p text:style-name="P3">1. FSV Mainz 05, Borussia Mönchengladbach </text:p>
        <text:p text:style-name="P3"><text:span text:style-name="T1">1. FSV Mainz 05</text:span>, FC Bayern München </text:p>
        <text:p text:style-name="P3"><text:span text:style-name="T1">1. FSV Mainz 05</text:span>, 1. FC Nürnberg </text:p>
        <text:p text:style-name="P3"><text:span text:style-name="T1">1. FSV Mainz 05</text:span>, FC Schalke 04 </text:p>
        <text:p text:style-name="P1">1. FSV Mainz 05, VfB Stuttgart </text:p>
        <text:p text:style-name="P1"><text:span text:style-name="T1">1. FSV Mainz 05</text:span>, VfL Wolfsburg </text:p>
        <text:p text:style-name="P1">Borussia Mönchengladbach, FC Bayern München </text:p>
        <text:p text:style-name="P1"><text:span text:style-name="T1">Borussia Mönchengladbach</text:span>, 1. FC Nürnberg </text:p>
        <text:p text:style-name="P3">Borussia Mönchengladbach, FC Schalke 04 </text:p>
        <text:p text:style-name="P3"><text:span text:style-name="T1">Borussia Mönchengladbach</text:span>, VfB Stuttgart </text:p>
        <text:p text:style-name="P3"><text:span text:style-name="T1">Borussia Mönchengladbach</text:span>, VfL Wolfsburg </text:p>
        <text:p text:style-name="P3">FC Bayern München, 1. FC Nürnberg </text:p>
        <text:p text:style-name="P1">FC Bayern München, FC Schalke 04 </text:p>
        <text:p text:style-name="P1"><text:span text:style-name="T1">FC Bayern München</text:span>, VfB Stuttgart </text:p>
        <text:p text:style-name="P1"><text:span text:style-name="T1">FC Bayern München</text:span>, VfL Wolfsburg </text:p>
        <text:p text:style-name="P1">1. FC Nürnberg, FC Schalke 04 </text:p>
        <text:p text:style-name="P3">1. FC Nürnberg, VfB Stuttgart </text:p>
        <text:p text:style-name="P3"><text:span text:style-name="T1">1. FC Nürnberg</text:span>, VfL Wolfsburg </text:p>
        <text:p text:style-name="P3">FC Schalke 04, <text:span text:style-name="T1">VfB Stuttgart </text:span></text:p>
        <text:p text:style-name="P3"><text:span text:style-name="T1">FC Schalke 04</text:span>, <text:span text:style-name="T1">VfL Wolfsburg </text:span></text:p>
        <text:p text:style-name="P1">VfB Stuttgart, VfL Wolfsburg</text:p>
        <text:p text:style-name="P1"><draw:custom-shape text:anchor-type="paragraph" draw:z-index="0" draw:style-name="gr1" draw:text-style-name="P7" svg:width="5.529cm" svg:height="1.825cm" svg:x="0.09cm" svg:y="0.99cm"><text:p text:style-name="P7"><text:span text:style-name="T4">110</text:span> Mal muss Team</text:p><text:p text:style-name="P7"><text:s/>an einem Wochenende </text:p><text:p text:style-name="P7">erneut spielen!</text:p><draw:enhanced-geometry svg:viewBox="0 0 21600 21600" draw:glue-points="10800 0 3160 3160 0 10800 3160 18440 10800 21600 18440 18440 21600 10800 18440 3160 ?f14 ?f15" draw:text-areas="3200 3200 18400 18400" draw:type="round-callout" draw:modifiers="-2687.08133971292 -11812.173913043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kolas von Randow</meta:initial-creator>
    <meta:creation-date>2012-06-24T12:47:55</meta:creation-date>
    <dc:date>2012-06-25T21:03:26</dc:date>
    <dc:creator>Nikolas von Randow</dc:creator>
    <meta:editing-duration>PT9H50M6S</meta:editing-duration>
    <meta:editing-cycles>40</meta:editing-cycles>
    <meta:generator>LibreOffice/3.3$Linux LibreOffice_project/330m19$Build-401</meta:generator>
    <meta:document-statistic meta:table-count="0" meta:image-count="0" meta:object-count="0" meta:page-count="4" meta:paragraph-count="470" meta:word-count="2474" meta:character-count="15840"/>
  </office:meta>
</office:document-meta>
</file>